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fo:font-size="11pt" style:font-size-asian="11pt" style:font-size-complex="11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paragraph-properties fo:margin-top="0cm" fo:margin-bottom="0.282cm" style:contextual-spacing="false" fo:line-height="116%"/>
      <style:text-properties style:font-size-asian="11pt" style:font-size-complex="11pt"/>
    </style:style>
    <style:style style:name="P4" style:family="paragraph" style:parent-style-name="Standard">
      <style:text-properties style:font-name="Carlito" fo:font-size="11pt" style:font-size-asian="11pt" style:font-size-complex="11pt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What is the Django template system?</text:span></text:span></text:h>
      <text:p text:style-name="P2"><text:span text:style-name="Strong_20_Emphasis"><text:span text:style-name="T2">Answer:</text:span></text:span><text:span text:style-name="T2"><text:line-break/>The </text:span><text:span text:style-name="Strong_20_Emphasis"><text:span text:style-name="T2">Django template system</text:span></text:span><text:span text:style-name="T2"> is a powerful and secure way to generate HTML dynamically using Python data. It allows separating </text:span><text:span text:style-name="Strong_20_Emphasis"><text:span text:style-name="T2">business logic</text:span></text:span><text:span text:style-name="T2"> (in views) from </text:span><text:span text:style-name="Strong_20_Emphasis"><text:span text:style-name="T2">presentation logic</text:span></text:span><text:span text:style-name="T2"> (in templates). Templates are plain HTML files with embedded template tags and filters for dynamic content rendering.</text:span></text:p>
      <text:p text:style-name="P3"><text:span text:style-name="T2">Django uses its own </text:span><text:span text:style-name="Strong_20_Emphasis"><text:span text:style-name="T2">templating language</text:span></text:span><text:span text:style-name="T2"> with control structures like </text:span><text:span text:style-name="Source_20_Text"><text:span text:style-name="T2">{% if %}</text:span></text:span><text:span text:style-name="T2">, </text:span><text:span text:style-name="Source_20_Text"><text:span text:style-name="T2">{% for %}</text:span></text:span><text:span text:style-name="T2">, and filters like </text:span><text:span text:style-name="Source_20_Text"><text:span text:style-name="T2">{{ name|upper }}</text:span></text:span><text:span text:style-name="T2">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6</meta:editing-cycles>
    <meta:creation-date>2025-06-16T14:44:11.283074600</meta:creation-date>
    <meta:editing-duration>PT5M44S</meta:editing-duration>
    <meta:generator>LibreOffice/25.2.4.3$Windows_X86_64 LibreOffice_project/33e196637044ead23f5c3226cde09b47731f7e27</meta:generator>
    <dc:title>Carlito Default</dc:title>
    <dc:date>2025-06-16T15:05:22.248988900</dc:date>
    <meta:document-statistic meta:table-count="0" meta:image-count="0" meta:object-count="0" meta:page-count="1" meta:paragraph-count="3" meta:word-count="73" meta:character-count="459" meta:non-whitespace-character-count="389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